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2000000951BAFE980.png"/>
  <manifest:file-entry manifest:media-type="image/png" manifest:full-path="Pictures/10000000000002C00000006A2CFA19A3.png"/>
  <manifest:file-entry manifest:media-type="image/png" manifest:full-path="Pictures/1000000000000425000000B5E1C652C8.png"/>
  <manifest:file-entry manifest:media-type="image/png" manifest:full-path="Pictures/10000000000005280000009A4E2CF192.png"/>
  <manifest:file-entry manifest:media-type="image/png" manifest:full-path="Pictures/100000000000051D0000008ADCEBBBF7.png"/>
  <manifest:file-entry manifest:media-type="image/png" manifest:full-path="Pictures/10000000000001A2000000284F8E9AC0.png"/>
  <manifest:file-entry manifest:media-type="image/png" manifest:full-path="Pictures/10000000000003740000004F6AB05EC3.png"/>
  <manifest:file-entry manifest:media-type="image/png" manifest:full-path="Pictures/100000000000019A000001BCE1CBB17D.png"/>
  <manifest:file-entry manifest:media-type="image/png" manifest:full-path="Pictures/100000000000052600000080EB3BF24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E 10</text:p>
      <text:p text:style-name="Standard"/>
      <text:p text:style-name="Standard"><draw:frame draw:style-name="fr1" draw:name="Figura92" text:anchor-type="paragraph" svg:width="17cm" svg:height="2.559cm" draw:z-index="6"><draw:image xlink:href="Pictures/10000000000002C00000006A2CFA19A3.png" xlink:type="simple" xlink:show="embed" xlink:actuate="onLoad"/></draw:frame></text:p>
      <text:p text:style-name="Standard"/>
      <text:p text:style-name="Standard"><draw:frame draw:style-name="fr2" draw:name="Figura89" text:anchor-type="paragraph" svg:width="17cm" svg:height="2.649cm" draw:z-index="1"><draw:image xlink:href="Pictures/1000000000000425000000B5E1C652C8.png" xlink:type="simple" xlink:show="embed" xlink:actuate="onLoad"/></draw:frame></text:p>
      <text:p text:style-name="Standard"/>
      <text:p text:style-name="Standard"><draw:frame draw:style-name="fr1" draw:name="Figura90" text:anchor-type="paragraph" svg:width="17cm" svg:height="1.792cm" draw:z-index="0"><draw:image xlink:href="Pictures/100000000000051D0000008ADCEBBBF7.png" xlink:type="simple" xlink:show="embed" xlink:actuate="onLoad"/></draw:frame></text:p>
      <text:p text:style-name="Standard"/>
      <text:p text:style-name="Standard"><draw:frame draw:style-name="fr2" draw:name="Figura91" text:anchor-type="paragraph" svg:width="9.751cm" svg:height="6.445cm" draw:z-index="2"><draw:image xlink:href="Pictures/100000000000019A000001BCE1CBB17D.png" xlink:type="simple" xlink:show="embed" xlink:actuate="onLoad"/></draw:frame></text:p>
      <text:p text:style-name="Standard"><draw:frame draw:style-name="fr3" draw:name="Figura93" text:anchor-type="paragraph" svg:width="11.06cm" svg:height="1.058cm" draw:z-index="3"><draw:image xlink:href="Pictures/10000000000001A2000000284F8E9AC0.png" xlink:type="simple" xlink:show="embed" xlink:actuate="onLoad"/></draw:frame></text:p>
      <text:p text:style-name="Standard"><draw:frame draw:style-name="fr1" draw:name="Figura94" text:anchor-type="paragraph" svg:width="17cm" svg:height="1.983cm" draw:z-index="4"><draw:image xlink:href="Pictures/10000000000005280000009A4E2CF192.png" xlink:type="simple" xlink:show="embed" xlink:actuate="onLoad"/></draw:frame></text:p>
      <text:p text:style-name="Standard"/>
      <text:p text:style-name="Standard"><draw:frame draw:style-name="fr1" draw:name="Figura96" text:anchor-type="paragraph" svg:width="17cm" svg:height="1.651cm" draw:z-index="5"><draw:image xlink:href="Pictures/100000000000052600000080EB3BF24B.png" xlink:type="simple" xlink:show="embed" xlink:actuate="onLoad"/></draw:frame></text:p>
      <text:p text:style-name="Standard"/>
      <text:p text:style-name="Standard"><draw:frame draw:style-name="fr1" draw:name="Figura95" text:anchor-type="paragraph" svg:width="17cm" svg:height="2.632cm" draw:z-index="7"><draw:image xlink:href="Pictures/10000000000003C2000000951BAFE980.png" xlink:type="simple" xlink:show="embed" xlink:actuate="onLoad"/></draw:frame><text:soft-page-break/></text:p>
      <text:p text:style-name="Standard"><draw:frame draw:style-name="fr1" draw:name="Figura97" text:anchor-type="paragraph" svg:width="17cm" svg:height="1.519cm" draw:z-index="8"><draw:image xlink:href="Pictures/10000000000003740000004F6AB05E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aso Roese </meta:initial-creator>
    <meta:creation-date>2018-02-12T09:16:04.95</meta:creation-date>
    <meta:document-statistic meta:table-count="0" meta:image-count="9" meta:object-count="0" meta:page-count="2" meta:paragraph-count="1" meta:word-count="2" meta:character-count="8"/>
    <dc:date>2018-02-12T09:16:59.55</dc:date>
    <dc:creator>Damaso Roese </dc:creator>
    <meta:editing-duration>PT00H01M08S</meta:editing-duration>
    <meta:editing-cycles>1</meta:editing-cycles>
    <meta:generator>BrOffice.org/3.2$Win32 OpenOffice.org_project/320m12$Build-9483</meta:generator>
  </office:meta>
</office:document-meta>
</file>